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0ce94" officeooo:paragraph-rsid="0010ce94"/>
    </style:style>
    <style:style style:name="P2" style:family="paragraph" style:parent-style-name="Heading_20_1">
      <style:text-properties officeooo:rsid="0010ce94" officeooo:paragraph-rsid="0010ce94"/>
    </style:style>
    <style:style style:name="P3" style:family="paragraph" style:parent-style-name="Text_20_body">
      <style:text-properties officeooo:rsid="0010ce94" officeooo:paragraph-rsid="0010ce94"/>
    </style:style>
    <style:style style:name="P4" style:family="paragraph" style:parent-style-name="Heading_20_1">
      <style:text-properties officeooo:rsid="0011b4e7" officeooo:paragraph-rsid="0011b4e7"/>
    </style:style>
    <style:style style:name="P5" style:family="paragraph" style:parent-style-name="Text_20_body">
      <style:text-properties officeooo:rsid="0011b4e7" officeooo:paragraph-rsid="0011b4e7"/>
    </style:style>
    <style:style style:name="T1" style:family="text">
      <style:text-properties officeooo:rsid="0011b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/m Charge Ratio Lab</text:p>
      <text:p text:style-name="Subtitle">Nathan Nguyen, Tyler Keator</text:p>
      <text:p text:style-name="P1">2025-<text:span text:style-name="T1">01-27</text:span></text:p>
      <text:p text:style-name="Text_20_body"/>
      <text:h text:style-name="P2" text:outline-level="1">Abstract</text:h>
      <text:p text:style-name="P3">Modern physics theories suggest that the ratio between the charge and mass of an electron is fixed. That is, given any electron with charge e and mass m, the ratio e/m should be a fixed constant. <text:span text:style-name="T1">To find this constant, we have established an experiment that deflects an electron beam in a magnetic field. Since the initial energy and deflection are known by observation, we can calculate the charge to mass ratio mathematically. Doing this, we see that e/m is approximately</text:span></text:p>
      <text:p text:style-name="P3"/>
      <text:h text:style-name="P4" text:outline-level="1">Introduction</text:h>
      <text:p text:style-name="P5">We hav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5:11:25.995062091</meta:creation-date>
    <dc:date>2025-01-27T15:23:10.902528293</dc:date>
    <meta:editing-duration>PT11M46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7" meta:word-count="94" meta:character-count="558" meta:non-whitespace-character-count="470"/>
  </office:meta>
</office:document-meta>
</file>